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44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4.22mm"/>
    </style:style>
    <style:style style:name="co7" style:family="table-column">
      <style:table-column-properties fo:break-before="auto" style:column-width="11.25mm"/>
    </style:style>
    <style:style style:name="co8" style:family="table-column">
      <style:table-column-properties fo:break-before="auto" style:column-width="10.32mm"/>
    </style:style>
    <style:style style:name="co9" style:family="table-column">
      <style:table-column-properties fo:break-before="auto" style:column-width="25.01mm"/>
    </style:style>
    <style:style style:name="co10" style:family="table-column">
      <style:table-column-properties fo:break-before="auto" style:column-width="12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S_Ta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Bodenform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BZCHN_erkannt</text:p>
          </table:table-cell>
          <table:table-cell table:style-name="ce1" office:value-type="string" calcext:value-type="string">
            <text:p>BZCHN_Ansat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Fragmenttyp</text:p>
          </table:table-cell>
          <table:table-cell table:style-name="ce1" office:value-type="string" calcext:value-type="string">
            <text:p>Standflaeche</text:p>
          </table:table-cell>
          <table:table-cell table:style-name="ce1" office:value-type="string" calcext:value-type="string">
            <text:p>Produktionsspuren</text:p>
          </table:table-cell>
          <table:table-cell table:style-name="ce1" office:value-type="string" calcext:value-type="string">
            <text:p>joint</text:p>
          </table:table-cell>
          <table:table-cell table:style-name="ce1" office:value-type="string" calcext:value-type="string">
            <text:p>moeglicher_joint</text:p>
          </table:table-cell>
          <table:table-cell table:style-name="ce1" office:value-type="string" calcext:value-type="string">
            <text:p>Formaehnlichkeit</text:p>
          </table:table-cell>
          <table:table-cell table:style-name="ce1" office:value-type="string" calcext:value-type="string">
            <text:p>Erhaltung</text:p>
          </table:table-cell>
          <table:table-cell table:style-name="ce1" table:number-columns-repeated="99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57" calcext:value-type="float">
            <text:p>12304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arz 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Standfläche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Kreis &amp; Speiche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4"/>
          <table:table-cell office:value-type="string" calcext:value-type="string">
            <text:p>6sVIII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reuz</text:p>
          </table:table-cell>
          <table:table-cell table:number-columns-repeated="4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82" calcext:value-type="float">
            <text:p>12304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errodiert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reuz mit Mittelpunk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68XV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Holz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6" calcext:value-type="float">
            <text:p>1230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reisförmig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peich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56IV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20-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5" calcext:value-type="float">
            <text:p>12304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Tuch- oder Holz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Holzmaseru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Holzabdruck?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50" calcext:value-type="float">
            <text:p>12302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extil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ich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rei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68IX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58XV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oßer Krei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it Kreis</text:p>
          </table:table-cell>
          <table:table-cell table:number-columns-repeated="1008"/>
        </table:table-row>
      </table:table>
      <table:table table:name="Bodenform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de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1-B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achbod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</text:p>
          </table:table-cell>
        </table:table-row>
      </table:table>
      <table:table table:name="Bodenzeichen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denzeich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rhand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ich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ines</text:p>
          </table:table-cell>
        </table:table-row>
      </table:table>
      <table:table table:name="BZCHN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ZC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ich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</table:table>
      <table:table table:name="Verzierung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zier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 Kle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B Gro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u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lattgestrich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tt</text:p>
          </table:table-cell>
        </table:table-row>
      </table:table>
      <table:table table:name="Standflaeche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ndflae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u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tt</text:p>
          </table:table-cell>
        </table:table-row>
      </table:table>
      <table:table table:name="Tabelle7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S_Tab.A1:BS_Tab.AMJ1048576">
          <table:sort>
            <table:sort-by table:field-number="14" table:order="descending" table:data-type="automatic"/>
          </table:sort>
        </table:database-range>
        <table:database-range table:name="__Anonymous_Sheet_DB__5" table:target-range-address="Standflaeche.A2:Standflaeche.AMJ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.00.0000</text:date>, <text:time style:data-style-name="N2" text:time-value="14:46:07.6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9-02-02T15:11:41.361000000</dc:date>
    <meta:editing-duration>PT20H30M44S</meta:editing-duration>
    <meta:editing-cycles>65</meta:editing-cycles>
    <meta:generator>LibreOffice/5.1.6.2$Windows_x86 LibreOffice_project/07ac168c60a517dba0f0d7bc7540f5afa45f0909</meta:generator>
    <meta:document-statistic meta:table-count="7" meta:cell-count="1405" meta:object-count="0"/>
  </office:meta>
</office:document-meta>
</file>